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28,30-32,34-43</text:p>
      <text:p text:style-name="Standard">Instances: <text:s text:c="3"/>1000</text:p>
      <text:p text:style-name="Standard">Attributes: <text:s text:c="2"/>2</text:p>
      <text:p text:style-name="Standard"><text:s text:c="14"/>MeanSimLabel</text:p>
      <text:p text:style-name="Standard"><text:s text:c="14"/>diff_len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5"/>-0.5604 * diff_len +</text:p>
      <text:p text:style-name="Standard"><text:s text:c="6"/>2.0909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76,1.376</text:p>
      <text:p text:style-name="Standard">2,0.5,2.001,1.501</text:p>
      <text:p text:style-name="Standard">3,2.4,2.05,-0.35</text:p>
      <text:p text:style-name="Standard">4,1,2.075,1.075</text:p>
      <text:p text:style-name="Standard">5,0.4,2.025,1.625</text:p>
      <text:p text:style-name="Standard">6,1.167,1.876,0.709</text:p>
      <text:p text:style-name="Standard">7,3,2.075,-0.925</text:p>
      <text:p text:style-name="Standard">8,1.167,2.05,0.884</text:p>
      <text:p text:style-name="Standard">9,0.6,1.726,1.126</text:p>
      <text:p text:style-name="Standard">10,1.333,1.826,0.492</text:p>
      <text:p text:style-name="Standard">11,2.667,1.951,-0.716</text:p>
      <text:p text:style-name="Standard">12,0.833,2.001,1.167</text:p>
      <text:p text:style-name="Standard">13,3.6,1.901,-1.699</text:p>
      <text:p text:style-name="Standard">14,0.6,1.951,1.351</text:p>
      <text:p text:style-name="Standard">15,3.4,1.876,-1.524</text:p>
      <text:p text:style-name="Standard">16,3.8,2.05,-1.75</text:p>
      <text:p text:style-name="Standard">17,2,2.025,0.025</text:p>
      <text:p text:style-name="Standard">18,1,1.676,0.676</text:p>
      <text:p text:style-name="Standard">19,0,1.951,1.951</text:p>
      <text:p text:style-name="Standard">20,2,1.976,-0.024</text:p>
      <text:p text:style-name="Standard">21,1.2,2.05,0.85</text:p>
      <text:p text:style-name="Standard">22,2.4,1.976,-0.424</text:p>
      <text:p text:style-name="Standard">23,3.333,2.05,-1.283</text:p>
      <text:p text:style-name="Standard">24,1.333,2.05,0.717</text:p>
      <text:p text:style-name="Standard">25,1.833,1.901,0.067</text:p>
      <text:p text:style-name="Standard"><text:soft-page-break/>26,2.4,1.701,-0.699</text:p>
      <text:p text:style-name="Standard">27,1.286,1.876,0.59</text:p>
      <text:p text:style-name="Standard">28,2.6,1.976,-0.624</text:p>
      <text:p text:style-name="Standard">29,1.4,1.851,0.451</text:p>
      <text:p text:style-name="Standard">30,1.8,1.976,0.176</text:p>
      <text:p text:style-name="Standard">31,2.8,2.05,-0.75</text:p>
      <text:p text:style-name="Standard">32,2.2,1.801,-0.399</text:p>
      <text:p text:style-name="Standard">33,3,1.976,-1.024</text:p>
      <text:p text:style-name="Standard">34,2,2.05,0.05</text:p>
      <text:p text:style-name="Standard">35,2.5,1.951,-0.549</text:p>
      <text:p text:style-name="Standard">36,1,1.801,0.801</text:p>
      <text:p text:style-name="Standard">37,2.6,2.05,-0.55</text:p>
      <text:p text:style-name="Standard">38,0.8,1.851,1.051</text:p>
      <text:p text:style-name="Standard">39,0.4,2.05,1.65</text:p>
      <text:p text:style-name="Standard">40,1.75,2.025,0.275</text:p>
      <text:p text:style-name="Standard">41,1.2,2.05,0.85</text:p>
      <text:p text:style-name="Standard">42,1,2.05,1.05</text:p>
      <text:p text:style-name="Standard">43,3.8,2.001,-1.799</text:p>
      <text:p text:style-name="Standard">44,2.4,1.876,-0.524</text:p>
      <text:p text:style-name="Standard">45,3,2.025,-0.975</text:p>
      <text:p text:style-name="Standard">46,3,1.901,-1.099</text:p>
      <text:p text:style-name="Standard">47,2.6,2.05,-0.55</text:p>
      <text:p text:style-name="Standard">48,0.833,1.976,1.142</text:p>
      <text:p text:style-name="Standard">49,3.833,1.926,-1.908</text:p>
      <text:p text:style-name="Standard">50,2,2.001,0.001</text:p>
      <text:p text:style-name="Standard">51,2,2.001,0.001</text:p>
      <text:p text:style-name="Standard">52,0.286,1.926,1.64</text:p>
      <text:p text:style-name="Standard">53,2.833,1.876,-0.958</text:p>
      <text:p text:style-name="Standard">54,2.8,1.826,-0.974</text:p>
      <text:p text:style-name="Standard">55,3.333,2.075,-1.258</text:p>
      <text:p text:style-name="Standard">56,1,1.951,0.951</text:p>
      <text:p text:style-name="Standard">57,1,1.901,0.901</text:p>
      <text:p text:style-name="Standard">58,3.333,2.075,-1.258</text:p>
      <text:p text:style-name="Standard">59,1.333,1.851,0.517</text:p>
      <text:p text:style-name="Standard">60,3.8,1.851,-1.949</text:p>
      <text:p text:style-name="Standard">61,3.4,2.025,-1.375</text:p>
      <text:p text:style-name="Standard">62,2,2.05,0.05</text:p>
      <text:p text:style-name="Standard">63,2.2,1.876,-0.324</text:p>
      <text:p text:style-name="Standard">64,1,1.951,0.951</text:p>
      <text:p text:style-name="Standard">65,2.2,1.651,-0.549</text:p>
      <text:p text:style-name="Standard">66,1.333,2.05,0.717</text:p>
      <text:p text:style-name="Standard">67,2.8,1.851,-0.949</text:p>
      <text:p text:style-name="Standard">68,2.333,2.025,-0.308</text:p>
      <text:p text:style-name="Standard">69,2.667,2.025,-0.641</text:p>
      <text:p text:style-name="Standard">70,1,2.075,1.075</text:p>
      <text:p text:style-name="Standard">71,4.4,2.001,-2.399</text:p>
      <text:p text:style-name="Standard">72,3.2,1.776,-1.424</text:p>
      <text:p text:style-name="Standard">73,2.8,1.926,-0.874</text:p>
      <text:p text:style-name="Standard">74,3.8,2.05,-1.75</text:p>
      <text:p text:style-name="Standard">75,2.5,2.025,-0.475</text:p>
      <text:p text:style-name="Standard">76,1.4,1.976,0.576</text:p>
      <text:p text:style-name="Standard"><text:soft-page-break/>77,1.667,1.901,0.234</text:p>
      <text:p text:style-name="Standard">78,2.6,2.001,-0.599</text:p>
      <text:p text:style-name="Standard">79,2.333,1.976,-0.358</text:p>
      <text:p text:style-name="Standard">80,0.5,1.751,1.251</text:p>
      <text:p text:style-name="Standard">81,0.333,1.876,1.542</text:p>
      <text:p text:style-name="Standard">82,2,1.951,-0.049</text:p>
      <text:p text:style-name="Standard">83,0.8,1.826,1.026</text:p>
      <text:p text:style-name="Standard">84,3.2,1.801,-1.399</text:p>
      <text:p text:style-name="Standard">85,2,1.976,-0.024</text:p>
      <text:p text:style-name="Standard">86,0.2,1.901,1.701</text:p>
      <text:p text:style-name="Standard">87,3.25,2.001,-1.249</text:p>
      <text:p text:style-name="Standard">88,3.8,1.976,-1.824</text:p>
      <text:p text:style-name="Standard">89,2.8,2.001,-0.799</text:p>
      <text:p text:style-name="Standard">90,2.4,2.025,-0.375</text:p>
      <text:p text:style-name="Standard">91,3,1.901,-1.099</text:p>
      <text:p text:style-name="Standard">92,2.2,1.926,-0.274</text:p>
      <text:p text:style-name="Standard">93,2.2,1.901,-0.299</text:p>
      <text:p text:style-name="Standard">94,1,2.001,1.001</text:p>
      <text:p text:style-name="Standard">95,3.25,1.826,-1.424</text:p>
      <text:p text:style-name="Standard">96,3.2,1.801,-1.399</text:p>
      <text:p text:style-name="Standard">97,3,1.976,-1.024</text:p>
      <text:p text:style-name="Standard">98,1.167,1.676,0.509</text:p>
      <text:p text:style-name="Standard">99,1.2,2.075,0.875</text:p>
      <text:p text:style-name="Standard">100,4.4,2.05,-2.35</text:p>
      <text:p text:style-name="Standard">1,1.4,2.051,0.651</text:p>
      <text:p text:style-name="Standard">2,2,1.918,-0.082</text:p>
      <text:p text:style-name="Standard">3,0.8,2.078,1.278</text:p>
      <text:p text:style-name="Standard">4,0.4,1.971,1.571</text:p>
      <text:p text:style-name="Standard">5,2.25,1.891,-0.359</text:p>
      <text:p text:style-name="Standard">6,2.667,1.998,-0.669</text:p>
      <text:p text:style-name="Standard">7,1.167,1.971,0.804</text:p>
      <text:p text:style-name="Standard">8,1.667,1.971,0.304</text:p>
      <text:p text:style-name="Standard">9,2.667,1.998,-0.669</text:p>
      <text:p text:style-name="Standard">10,1.75,1.918,0.168</text:p>
      <text:p text:style-name="Standard">11,4,1.918,-2.082</text:p>
      <text:p text:style-name="Standard">12,4.167,1.971,-2.196</text:p>
      <text:p text:style-name="Standard">13,1.833,1.944,0.111</text:p>
      <text:p text:style-name="Standard">14,0.8,1.998,1.198</text:p>
      <text:p text:style-name="Standard">15,1.2,1.891,0.691</text:p>
      <text:p text:style-name="Standard">16,1.6,1.81,0.21</text:p>
      <text:p text:style-name="Standard">17,2.75,1.971,-0.779</text:p>
      <text:p text:style-name="Standard">18,3.5,1.998,-1.502</text:p>
      <text:p text:style-name="Standard">19,4.833,2.051,-2.782</text:p>
      <text:p text:style-name="Standard">20,1.833,1.918,0.084</text:p>
      <text:p text:style-name="Standard">21,1.833,1.864,0.031</text:p>
      <text:p text:style-name="Standard">22,1.6,2.051,0.451</text:p>
      <text:p text:style-name="Standard">23,0.6,1.971,1.371</text:p>
      <text:p text:style-name="Standard">24,1.833,2.025,0.191</text:p>
      <text:p text:style-name="Standard">25,0.4,2.051,1.651</text:p>
      <text:p text:style-name="Standard">26,1.667,1.971,0.304</text:p>
      <text:p text:style-name="Standard">27,4,1.864,-2.136</text:p>
      <text:p text:style-name="Standard"><text:soft-page-break/>28,1,1.971,0.971</text:p>
      <text:p text:style-name="Standard">29,1.4,2.078,0.678</text:p>
      <text:p text:style-name="Standard">30,0.667,2.105,1.438</text:p>
      <text:p text:style-name="Standard">31,2.2,1.998,-0.202</text:p>
      <text:p text:style-name="Standard">32,2.6,2.051,-0.549</text:p>
      <text:p text:style-name="Standard">33,3.2,1.944,-1.256</text:p>
      <text:p text:style-name="Standard">34,0,2.025,2.025</text:p>
      <text:p text:style-name="Standard">35,4,2.025,-1.975</text:p>
      <text:p text:style-name="Standard">36,3,2.078,-0.922</text:p>
      <text:p text:style-name="Standard">37,2.6,2.105,-0.495</text:p>
      <text:p text:style-name="Standard">38,2.6,1.971,-0.629</text:p>
      <text:p text:style-name="Standard">39,0.75,2.025,1.275</text:p>
      <text:p text:style-name="Standard">40,0,1.891,1.891</text:p>
      <text:p text:style-name="Standard">41,2,2.025,0.025</text:p>
      <text:p text:style-name="Standard">42,3.167,2.025,-1.142</text:p>
      <text:p text:style-name="Standard">43,1.4,1.837,0.437</text:p>
      <text:p text:style-name="Standard">44,3.6,2.051,-1.549</text:p>
      <text:p text:style-name="Standard">45,2.5,2.025,-0.475</text:p>
      <text:p text:style-name="Standard">46,1.167,2.025,0.858</text:p>
      <text:p text:style-name="Standard">47,0.6,1.864,1.264</text:p>
      <text:p text:style-name="Standard">48,0.75,1.918,1.168</text:p>
      <text:p text:style-name="Standard">49,1.6,1.81,0.21</text:p>
      <text:p text:style-name="Standard">50,1.6,2.105,0.505</text:p>
      <text:p text:style-name="Standard">51,3,1.971,-1.029</text:p>
      <text:p text:style-name="Standard">52,0.25,2.025,1.775</text:p>
      <text:p text:style-name="Standard">53,1.167,1.944,0.778</text:p>
      <text:p text:style-name="Standard">54,1.75,2.025,0.275</text:p>
      <text:p text:style-name="Standard">55,2,1.971,-0.029</text:p>
      <text:p text:style-name="Standard">56,1.8,1.971,0.171</text:p>
      <text:p text:style-name="Standard">57,1.667,1.944,0.278</text:p>
      <text:p text:style-name="Standard">58,2.25,1.998,-0.252</text:p>
      <text:p text:style-name="Standard">59,1.6,2.025,0.425</text:p>
      <text:p text:style-name="Standard">60,1.2,1.918,0.718</text:p>
      <text:p text:style-name="Standard">61,1.333,2.105,0.772</text:p>
      <text:p text:style-name="Standard">62,3,1.81,-1.19</text:p>
      <text:p text:style-name="Standard">63,0.4,1.81,1.41</text:p>
      <text:p text:style-name="Standard">64,1.6,1.837,0.237</text:p>
      <text:p text:style-name="Standard">65,0.833,1.944,1.111</text:p>
      <text:p text:style-name="Standard">66,3.167,2.078,-1.088</text:p>
      <text:p text:style-name="Standard">67,2.6,1.998,-0.602</text:p>
      <text:p text:style-name="Standard">68,1.4,2.105,0.705</text:p>
      <text:p text:style-name="Standard">69,0.833,2.051,1.218</text:p>
      <text:p text:style-name="Standard">70,2,2.078,0.078</text:p>
      <text:p text:style-name="Standard">71,1.2,1.998,0.798</text:p>
      <text:p text:style-name="Standard">72,2,1.891,-0.109</text:p>
      <text:p text:style-name="Standard">73,2.25,1.918,-0.332</text:p>
      <text:p text:style-name="Standard">74,2.2,2.078,-0.122</text:p>
      <text:p text:style-name="Standard">75,2.8,2.051,-0.749</text:p>
      <text:p text:style-name="Standard">76,1.4,2.078,0.678</text:p>
      <text:p text:style-name="Standard">77,0.8,2.078,1.278</text:p>
      <text:p text:style-name="Standard">78,0.333,1.998,1.665</text:p>
      <text:p text:style-name="Standard"><text:soft-page-break/>79,3.4,1.971,-1.429</text:p>
      <text:p text:style-name="Standard">80,1,1.81,0.81</text:p>
      <text:p text:style-name="Standard">81,4.2,2.078,-2.122</text:p>
      <text:p text:style-name="Standard">82,2.2,1.944,-0.256</text:p>
      <text:p text:style-name="Standard">83,1,1.757,0.757</text:p>
      <text:p text:style-name="Standard">84,0.2,1.918,1.718</text:p>
      <text:p text:style-name="Standard">85,3.2,1.81,-1.39</text:p>
      <text:p text:style-name="Standard">86,1.8,2.105,0.305</text:p>
      <text:p text:style-name="Standard">87,1.2,2.078,0.878</text:p>
      <text:p text:style-name="Standard">88,3.25,1.918,-1.332</text:p>
      <text:p text:style-name="Standard">89,2.4,1.971,-0.429</text:p>
      <text:p text:style-name="Standard">90,1,2.051,1.051</text:p>
      <text:p text:style-name="Standard">91,2.333,1.864,-0.469</text:p>
      <text:p text:style-name="Standard">92,4.833,1.998,-2.835</text:p>
      <text:p text:style-name="Standard">93,0.333,2.051,1.718</text:p>
      <text:p text:style-name="Standard">94,4.167,1.837,-2.329</text:p>
      <text:p text:style-name="Standard">95,1,1.998,0.998</text:p>
      <text:p text:style-name="Standard">96,0.167,1.971,1.804</text:p>
      <text:p text:style-name="Standard">97,4.6,2.025,-2.575</text:p>
      <text:p text:style-name="Standard">98,1,1.998,0.998</text:p>
      <text:p text:style-name="Standard">99,2,1.918,-0.082</text:p>
      <text:p text:style-name="Standard">100,0.2,1.944,1.744</text:p>
      <text:p text:style-name="Standard">1,1.5,2.04,0.54</text:p>
      <text:p text:style-name="Standard">2,2.667,2.094,-0.572</text:p>
      <text:p text:style-name="Standard">3,1.4,2.04,0.64</text:p>
      <text:p text:style-name="Standard">4,2.6,2.013,-0.587</text:p>
      <text:p text:style-name="Standard">5,2,1.768,-0.232</text:p>
      <text:p text:style-name="Standard">6,3.8,2.013,-1.787</text:p>
      <text:p text:style-name="Standard">7,2.143,2.013,-0.13</text:p>
      <text:p text:style-name="Standard">8,2.2,1.877,-0.323</text:p>
      <text:p text:style-name="Standard">9,1.8,1.85,0.05</text:p>
      <text:p text:style-name="Standard">10,4.6,1.959,-2.641</text:p>
      <text:p text:style-name="Standard">11,1.333,1.795,0.462</text:p>
      <text:p text:style-name="Standard">12,1.167,1.986,0.819</text:p>
      <text:p text:style-name="Standard">13,2.8,1.823,-0.977</text:p>
      <text:p text:style-name="Standard">14,2.6,2.013,-0.587</text:p>
      <text:p text:style-name="Standard">15,0.4,1.877,1.477</text:p>
      <text:p text:style-name="Standard">16,0.2,2.067,1.867</text:p>
      <text:p text:style-name="Standard">17,3,2.013,-0.987</text:p>
      <text:p text:style-name="Standard">18,3.286,1.931,-1.354</text:p>
      <text:p text:style-name="Standard">19,1,1.741,0.741</text:p>
      <text:p text:style-name="Standard">20,2.167,2.013,-0.154</text:p>
      <text:p text:style-name="Standard">21,1,2.067,1.067</text:p>
      <text:p text:style-name="Standard">22,2.167,2.04,-0.127</text:p>
      <text:p text:style-name="Standard">23,3.333,2.067,-1.266</text:p>
      <text:p text:style-name="Standard">24,4,1.986,-2.014</text:p>
      <text:p text:style-name="Standard">25,1.167,1.823,0.656</text:p>
      <text:p text:style-name="Standard">26,2.4,1.931,-0.469</text:p>
      <text:p text:style-name="Standard">27,0.2,2.013,1.813</text:p>
      <text:p text:style-name="Standard">28,5,1.959,-3.041</text:p>
      <text:p text:style-name="Standard">29,1,1.986,0.986</text:p>
      <text:p text:style-name="Standard"><text:soft-page-break/>30,2.8,1.986,-0.814</text:p>
      <text:p text:style-name="Standard">31,0.4,1.523,1.123</text:p>
      <text:p text:style-name="Standard">32,2,1.795,-0.205</text:p>
      <text:p text:style-name="Standard">33,2.6,2.094,-0.506</text:p>
      <text:p text:style-name="Standard">34,3.2,2.013,-1.187</text:p>
      <text:p text:style-name="Standard">35,4.333,2.04,-2.293</text:p>
      <text:p text:style-name="Standard">36,0.8,1.959,1.159</text:p>
      <text:p text:style-name="Standard">37,2,1.931,-0.069</text:p>
      <text:p text:style-name="Standard">38,2.2,2.067,-0.133</text:p>
      <text:p text:style-name="Standard">39,2.2,1.85,-0.35</text:p>
      <text:p text:style-name="Standard">40,0.2,1.986,1.786</text:p>
      <text:p text:style-name="Standard">41,1.143,2.013,0.87</text:p>
      <text:p text:style-name="Standard">42,0.8,2.067,1.267</text:p>
      <text:p text:style-name="Standard">43,1.4,2.067,0.667</text:p>
      <text:p text:style-name="Standard">44,0.833,2.067,1.234</text:p>
      <text:p text:style-name="Standard">45,2,2.013,0.013</text:p>
      <text:p text:style-name="Standard">46,0.2,1.904,1.704</text:p>
      <text:p text:style-name="Standard">47,3,2.013,-0.987</text:p>
      <text:p text:style-name="Standard">48,3,1.986,-1.014</text:p>
      <text:p text:style-name="Standard">49,1.167,2.013,0.846</text:p>
      <text:p text:style-name="Standard">50,2.167,1.768,-0.398</text:p>
      <text:p text:style-name="Standard">51,2.667,2.067,-0.599</text:p>
      <text:p text:style-name="Standard">52,0,1.959,1.959</text:p>
      <text:p text:style-name="Standard">53,1.833,2.013,0.18</text:p>
      <text:p text:style-name="Standard">54,1.667,1.986,0.319</text:p>
      <text:p text:style-name="Standard">55,4.4,1.877,-2.523</text:p>
      <text:p text:style-name="Standard">56,1.833,2.067,0.234</text:p>
      <text:p text:style-name="Standard">57,1.167,1.85,0.683</text:p>
      <text:p text:style-name="Standard">58,1,2.04,1.04</text:p>
      <text:p text:style-name="Standard">59,1,1.986,0.986</text:p>
      <text:p text:style-name="Standard">60,1.167,2.067,0.901</text:p>
      <text:p text:style-name="Standard">61,1.4,1.986,0.586</text:p>
      <text:p text:style-name="Standard">62,1,1.986,0.986</text:p>
      <text:p text:style-name="Standard">63,0.333,2.067,1.734</text:p>
      <text:p text:style-name="Standard">64,3,1.959,-1.041</text:p>
      <text:p text:style-name="Standard">65,2.833,1.795,-1.038</text:p>
      <text:p text:style-name="Standard">66,3.167,2.094,-1.072</text:p>
      <text:p text:style-name="Standard">67,2.2,2.04,-0.16</text:p>
      <text:p text:style-name="Standard">68,2.167,1.986,-0.181</text:p>
      <text:p text:style-name="Standard">69,2.75,2.013,-0.737</text:p>
      <text:p text:style-name="Standard">70,1.2,2.067,0.867</text:p>
      <text:p text:style-name="Standard">71,0.6,1.877,1.277</text:p>
      <text:p text:style-name="Standard">72,4.667,1.986,-2.681</text:p>
      <text:p text:style-name="Standard">73,2.4,1.986,-0.414</text:p>
      <text:p text:style-name="Standard">74,1.2,1.823,0.623</text:p>
      <text:p text:style-name="Standard">75,0.5,1.931,1.431</text:p>
      <text:p text:style-name="Standard">76,2.5,2.013,-0.487</text:p>
      <text:p text:style-name="Standard">77,1.4,2.067,0.667</text:p>
      <text:p text:style-name="Standard">78,3.8,2.04,-1.76</text:p>
      <text:p text:style-name="Standard">79,4.4,1.904,-2.496</text:p>
      <text:p text:style-name="Standard">80,4.833,2.04,-2.793</text:p>
      <text:p text:style-name="Standard"><text:soft-page-break/>81,1,1.578,0.578</text:p>
      <text:p text:style-name="Standard">82,4.167,1.904,-2.263</text:p>
      <text:p text:style-name="Standard">83,1.5,2.067,0.567</text:p>
      <text:p text:style-name="Standard">84,1,1.85,0.85</text:p>
      <text:p text:style-name="Standard">85,4.5,1.85,-2.65</text:p>
      <text:p text:style-name="Standard">86,3.2,2.04,-1.16</text:p>
      <text:p text:style-name="Standard">87,3.667,1.904,-1.763</text:p>
      <text:p text:style-name="Standard">88,0,1.877,1.877</text:p>
      <text:p text:style-name="Standard">89,2.6,2.094,-0.506</text:p>
      <text:p text:style-name="Standard">90,0.667,2.067,1.401</text:p>
      <text:p text:style-name="Standard">91,2.2,1.959,-0.241</text:p>
      <text:p text:style-name="Standard">92,2.2,1.986,-0.214</text:p>
      <text:p text:style-name="Standard">93,1.2,1.959,0.759</text:p>
      <text:p text:style-name="Standard">94,1,2.04,1.04</text:p>
      <text:p text:style-name="Standard">95,2.8,1.959,-0.841</text:p>
      <text:p text:style-name="Standard">96,1,2.094,1.094</text:p>
      <text:p text:style-name="Standard">97,0,2.094,2.094</text:p>
      <text:p text:style-name="Standard">98,3.667,1.659,-2.007</text:p>
      <text:p text:style-name="Standard">99,0,1.931,1.931</text:p>
      <text:p text:style-name="Standard">100,0.333,1.931,1.598</text:p>
      <text:p text:style-name="Standard">1,2.5,2.052,-0.448</text:p>
      <text:p text:style-name="Standard">2,1.333,2.052,0.718</text:p>
      <text:p text:style-name="Standard">3,4.167,2.077,-2.09</text:p>
      <text:p text:style-name="Standard">4,1.4,1.952,0.552</text:p>
      <text:p text:style-name="Standard">5,1.833,2.077,0.243</text:p>
      <text:p text:style-name="Standard">6,0.8,2.002,1.202</text:p>
      <text:p text:style-name="Standard">7,3,2.077,-0.923</text:p>
      <text:p text:style-name="Standard">8,4.2,2.002,-2.198</text:p>
      <text:p text:style-name="Standard">9,1.8,1.977,0.177</text:p>
      <text:p text:style-name="Standard">10,2,1.977,-0.023</text:p>
      <text:p text:style-name="Standard">11,1.167,1.977,0.81</text:p>
      <text:p text:style-name="Standard">12,3,2.052,-0.948</text:p>
      <text:p text:style-name="Standard">13,3.5,1.977,-1.523</text:p>
      <text:p text:style-name="Standard">14,0,2.077,2.077</text:p>
      <text:p text:style-name="Standard">15,1.6,1.952,0.352</text:p>
      <text:p text:style-name="Standard">16,3,1.901,-1.099</text:p>
      <text:p text:style-name="Standard">17,0.333,1.876,1.543</text:p>
      <text:p text:style-name="Standard">18,2.167,1.876,-0.29</text:p>
      <text:p text:style-name="Standard">19,2,1.876,-0.124</text:p>
      <text:p text:style-name="Standard">20,3.167,2.052,-1.115</text:p>
      <text:p text:style-name="Standard">21,1.4,2.027,0.627</text:p>
      <text:p text:style-name="Standard">22,2,1.726,-0.274</text:p>
      <text:p text:style-name="Standard">23,1.833,1.901,0.068</text:p>
      <text:p text:style-name="Standard">24,2,2.077,0.077</text:p>
      <text:p text:style-name="Standard">25,1.75,1.952,0.202</text:p>
      <text:p text:style-name="Standard">26,1.5,1.826,0.326</text:p>
      <text:p text:style-name="Standard">27,1.5,1.927,0.427</text:p>
      <text:p text:style-name="Standard">28,0.833,1.826,0.993</text:p>
      <text:p text:style-name="Standard">29,2,1.927,-0.073</text:p>
      <text:p text:style-name="Standard">30,1.333,1.901,0.568</text:p>
      <text:p text:style-name="Standard">31,1,2.052,1.052</text:p>
      <text:p text:style-name="Standard"><text:soft-page-break/>32,0.667,2.052,1.385</text:p>
      <text:p text:style-name="Standard">33,3.5,2.077,-1.423</text:p>
      <text:p text:style-name="Standard">34,3.167,1.977,-1.19</text:p>
      <text:p text:style-name="Standard">35,3.25,2.002,-1.248</text:p>
      <text:p text:style-name="Standard">36,1.4,2.102,0.702</text:p>
      <text:p text:style-name="Standard">37,3.667,1.952,-1.715</text:p>
      <text:p text:style-name="Standard">38,0.667,1.927,1.26</text:p>
      <text:p text:style-name="Standard">39,2,2.077,0.077</text:p>
      <text:p text:style-name="Standard">40,0,1.927,1.927</text:p>
      <text:p text:style-name="Standard">41,0,1.901,1.901</text:p>
      <text:p text:style-name="Standard">42,2.6,2.002,-0.598</text:p>
      <text:p text:style-name="Standard">43,0,1.851,1.851</text:p>
      <text:p text:style-name="Standard">44,3,1.901,-1.099</text:p>
      <text:p text:style-name="Standard">45,3.667,1.977,-1.69</text:p>
      <text:p text:style-name="Standard">46,1.833,2.077,0.243</text:p>
      <text:p text:style-name="Standard">47,2,1.901,-0.099</text:p>
      <text:p text:style-name="Standard">48,1.2,2.027,0.827</text:p>
      <text:p text:style-name="Standard">49,4.8,2.102,-2.698</text:p>
      <text:p text:style-name="Standard">50,2,2.052,0.052</text:p>
      <text:p text:style-name="Standard">51,0.8,2.077,1.277</text:p>
      <text:p text:style-name="Standard">52,2.2,2.002,-0.198</text:p>
      <text:p text:style-name="Standard">53,1,1.801,0.801</text:p>
      <text:p text:style-name="Standard">54,0.167,2.077,1.91</text:p>
      <text:p text:style-name="Standard">55,0.2,1.952,1.752</text:p>
      <text:p text:style-name="Standard">56,2.167,2.002,-0.165</text:p>
      <text:p text:style-name="Standard">57,1.167,2.052,0.885</text:p>
      <text:p text:style-name="Standard">58,1,1.751,0.751</text:p>
      <text:p text:style-name="Standard">59,1,1.726,0.726</text:p>
      <text:p text:style-name="Standard">60,0.667,1.977,1.31</text:p>
      <text:p text:style-name="Standard">61,2.6,2.002,-0.598</text:p>
      <text:p text:style-name="Standard">62,1.6,1.826,0.226</text:p>
      <text:p text:style-name="Standard">63,1,1.876,0.876</text:p>
      <text:p text:style-name="Standard">64,1,2.052,1.052</text:p>
      <text:p text:style-name="Standard">65,0.5,1.876,1.376</text:p>
      <text:p text:style-name="Standard">66,1,1.901,0.901</text:p>
      <text:p text:style-name="Standard">67,3.6,2.002,-1.598</text:p>
      <text:p text:style-name="Standard">68,3,2.002,-0.998</text:p>
      <text:p text:style-name="Standard">69,1.5,1.927,0.427</text:p>
      <text:p text:style-name="Standard">70,0.167,1.826,1.66</text:p>
      <text:p text:style-name="Standard">71,1.4,2.077,0.677</text:p>
      <text:p text:style-name="Standard">72,0.5,2.052,1.552</text:p>
      <text:p text:style-name="Standard">73,1.6,2.002,0.402</text:p>
      <text:p text:style-name="Standard">74,0.333,2.027,1.693</text:p>
      <text:p text:style-name="Standard">75,2.667,1.952,-0.715</text:p>
      <text:p text:style-name="Standard">76,2.333,2.027,-0.307</text:p>
      <text:p text:style-name="Standard">77,0.333,2.077,1.743</text:p>
      <text:p text:style-name="Standard">78,3,1.851,-1.149</text:p>
      <text:p text:style-name="Standard">79,4.2,2.002,-2.198</text:p>
      <text:p text:style-name="Standard">80,3.2,1.851,-1.349</text:p>
      <text:p text:style-name="Standard">81,4.4,1.952,-2.448</text:p>
      <text:p text:style-name="Standard">82,2.333,2.052,-0.282</text:p>
      <text:p text:style-name="Standard"><text:soft-page-break/>83,3.6,2.002,-1.598</text:p>
      <text:p text:style-name="Standard">84,2.833,1.927,-0.907</text:p>
      <text:p text:style-name="Standard">85,2.5,1.952,-0.548</text:p>
      <text:p text:style-name="Standard">86,1.2,1.952,0.752</text:p>
      <text:p text:style-name="Standard">87,0.2,2.077,1.877</text:p>
      <text:p text:style-name="Standard">88,0.833,2.002,1.168</text:p>
      <text:p text:style-name="Standard">89,1.167,1.952,0.785</text:p>
      <text:p text:style-name="Standard">90,3.333,1.776,-1.557</text:p>
      <text:p text:style-name="Standard">91,3.4,2.102,-1.298</text:p>
      <text:p text:style-name="Standard">92,1.6,1.977,0.377</text:p>
      <text:p text:style-name="Standard">93,2,1.801,-0.199</text:p>
      <text:p text:style-name="Standard">94,2.8,1.952,-0.848</text:p>
      <text:p text:style-name="Standard">95,1.8,1.876,0.076</text:p>
      <text:p text:style-name="Standard">96,0,2.102,2.102</text:p>
      <text:p text:style-name="Standard">97,0,2.077,2.077</text:p>
      <text:p text:style-name="Standard">98,1.2,2.002,0.802</text:p>
      <text:p text:style-name="Standard">99,1.667,2.002,0.335</text:p>
      <text:p text:style-name="Standard">100,1.667,1.977,0.31</text:p>
      <text:p text:style-name="Standard">1,0,1.796,1.796</text:p>
      <text:p text:style-name="Standard">2,3,1.861,-1.139</text:p>
      <text:p text:style-name="Standard">3,1.833,1.989,0.156</text:p>
      <text:p text:style-name="Standard">4,1.667,2.054,0.387</text:p>
      <text:p text:style-name="Standard">5,1.6,1.989,0.389</text:p>
      <text:p text:style-name="Standard">6,0.8,2.054,1.254</text:p>
      <text:p text:style-name="Standard">7,2.8,2.118,-0.682</text:p>
      <text:p text:style-name="Standard">8,2,1.893,-0.107</text:p>
      <text:p text:style-name="Standard">9,1.4,1.829,0.429</text:p>
      <text:p text:style-name="Standard">10,2.833,1.989,-0.844</text:p>
      <text:p text:style-name="Standard">11,3.5,1.764,-1.736</text:p>
      <text:p text:style-name="Standard">12,1.833,1.861,0.027</text:p>
      <text:p text:style-name="Standard">13,2.75,2.086,-0.664</text:p>
      <text:p text:style-name="Standard">14,1.4,2.054,0.654</text:p>
      <text:p text:style-name="Standard">15,3.6,2.118,-1.482</text:p>
      <text:p text:style-name="Standard">16,1.25,1.893,0.643</text:p>
      <text:p text:style-name="Standard">17,1.8,1.507,-0.293</text:p>
      <text:p text:style-name="Standard">18,3,1.861,-1.139</text:p>
      <text:p text:style-name="Standard">19,2.75,2.118,-0.632</text:p>
      <text:p text:style-name="Standard">20,2.8,2.086,-0.714</text:p>
      <text:p text:style-name="Standard">21,3.2,2.021,-1.179</text:p>
      <text:p text:style-name="Standard">22,0.6,1.668,1.068</text:p>
      <text:p text:style-name="Standard">23,2.6,1.893,-0.707</text:p>
      <text:p text:style-name="Standard">24,0.75,2.021,1.271</text:p>
      <text:p text:style-name="Standard">25,2.8,2.054,-0.746</text:p>
      <text:p text:style-name="Standard">26,1.5,1.861,0.361</text:p>
      <text:p text:style-name="Standard">27,1,2.021,1.021</text:p>
      <text:p text:style-name="Standard">28,1.5,2.086,0.586</text:p>
      <text:p text:style-name="Standard">29,0.6,1.893,1.293</text:p>
      <text:p text:style-name="Standard">30,1,1.7,0.7</text:p>
      <text:p text:style-name="Standard">31,1,2.054,1.054</text:p>
      <text:p text:style-name="Standard">32,3.2,1.764,-1.436</text:p>
      <text:p text:style-name="Standard">33,0,1.893,1.893</text:p>
      <text:p text:style-name="Standard"><text:soft-page-break/>34,1.4,2.118,0.718</text:p>
      <text:p text:style-name="Standard">35,3.8,2.054,-1.746</text:p>
      <text:p text:style-name="Standard">36,2.833,2.086,-0.748</text:p>
      <text:p text:style-name="Standard">37,1.2,1.861,0.661</text:p>
      <text:p text:style-name="Standard">38,1.2,1.989,0.789</text:p>
      <text:p text:style-name="Standard">39,2.6,1.571,-1.029</text:p>
      <text:p text:style-name="Standard">40,2.8,1.989,-0.811</text:p>
      <text:p text:style-name="Standard">41,2.4,1.957,-0.443</text:p>
      <text:p text:style-name="Standard">42,0.8,1.989,1.189</text:p>
      <text:p text:style-name="Standard">43,0.5,2.054,1.554</text:p>
      <text:p text:style-name="Standard">44,1.5,2.054,0.554</text:p>
      <text:p text:style-name="Standard">45,2.8,2.021,-0.779</text:p>
      <text:p text:style-name="Standard">46,2,1.861,-0.139</text:p>
      <text:p text:style-name="Standard">47,1.667,2.054,0.387</text:p>
      <text:p text:style-name="Standard">48,3.333,2.021,-1.312</text:p>
      <text:p text:style-name="Standard">49,0.6,1.539,0.939</text:p>
      <text:p text:style-name="Standard">50,0,2.021,2.021</text:p>
      <text:p text:style-name="Standard">51,4.167,1.411,-2.756</text:p>
      <text:p text:style-name="Standard">52,0,1.829,1.829</text:p>
      <text:p text:style-name="Standard">53,4.5,1.957,-2.543</text:p>
      <text:p text:style-name="Standard">54,0.8,1.989,1.189</text:p>
      <text:p text:style-name="Standard">55,0.8,1.957,1.157</text:p>
      <text:p text:style-name="Standard">56,0.833,1.925,1.092</text:p>
      <text:p text:style-name="Standard">57,2.333,1.764,-0.569</text:p>
      <text:p text:style-name="Standard">58,2,1.957,-0.043</text:p>
      <text:p text:style-name="Standard">59,2,2.086,0.086</text:p>
      <text:p text:style-name="Standard">60,3.5,2.021,-1.479</text:p>
      <text:p text:style-name="Standard">61,2,1.957,-0.043</text:p>
      <text:p text:style-name="Standard">62,2.8,2.086,-0.714</text:p>
      <text:p text:style-name="Standard">63,2,1.989,-0.011</text:p>
      <text:p text:style-name="Standard">64,1.8,1.893,0.093</text:p>
      <text:p text:style-name="Standard">65,2.333,2.021,-0.312</text:p>
      <text:p text:style-name="Standard">66,2,1.539,-0.461</text:p>
      <text:p text:style-name="Standard">67,4.714,1.957,-2.757</text:p>
      <text:p text:style-name="Standard">68,0,1.989,1.989</text:p>
      <text:p text:style-name="Standard">69,3,1.893,-1.107</text:p>
      <text:p text:style-name="Standard">70,0.6,1.957,1.357</text:p>
      <text:p text:style-name="Standard">71,0.667,2.021,1.355</text:p>
      <text:p text:style-name="Standard">72,2.5,2.021,-0.479</text:p>
      <text:p text:style-name="Standard">73,2.75,1.893,-0.857</text:p>
      <text:p text:style-name="Standard">74,1.5,2.054,0.554</text:p>
      <text:p text:style-name="Standard">75,1,1.957,0.957</text:p>
      <text:p text:style-name="Standard">76,1,2.086,1.086</text:p>
      <text:p text:style-name="Standard">77,2.6,1.957,-0.643</text:p>
      <text:p text:style-name="Standard">78,1.25,1.989,0.739</text:p>
      <text:p text:style-name="Standard">79,1,1.925,0.925</text:p>
      <text:p text:style-name="Standard">80,0.4,1.925,1.525</text:p>
      <text:p text:style-name="Standard">81,2,2.021,0.021</text:p>
      <text:p text:style-name="Standard">82,4.333,1.604,-2.73</text:p>
      <text:p text:style-name="Standard">83,1.6,1.604,0.004</text:p>
      <text:p text:style-name="Standard">84,4.2,1.893,-2.307</text:p>
      <text:p text:style-name="Standard"><text:soft-page-break/>85,0.2,2.086,1.886</text:p>
      <text:p text:style-name="Standard">86,1.6,1.604,0.004</text:p>
      <text:p text:style-name="Standard">87,0.167,2.054,1.887</text:p>
      <text:p text:style-name="Standard">88,0.667,1.764,1.098</text:p>
      <text:p text:style-name="Standard">89,3.6,1.796,-1.804</text:p>
      <text:p text:style-name="Standard">90,3,1.925,-1.075</text:p>
      <text:p text:style-name="Standard">91,4.6,1.861,-2.739</text:p>
      <text:p text:style-name="Standard">92,2.8,2.086,-0.714</text:p>
      <text:p text:style-name="Standard">93,1.5,1.796,0.296</text:p>
      <text:p text:style-name="Standard">94,3,2.086,-0.914</text:p>
      <text:p text:style-name="Standard">95,2.167,1.989,-0.177</text:p>
      <text:p text:style-name="Standard">96,1,2.021,1.021</text:p>
      <text:p text:style-name="Standard">97,3.8,1.861,-1.939</text:p>
      <text:p text:style-name="Standard">98,1.429,1.893,0.464</text:p>
      <text:p text:style-name="Standard">99,1.8,1.539,-0.261</text:p>
      <text:p text:style-name="Standard">100,4.2,2.086,-2.114</text:p>
      <text:p text:style-name="Standard">1,1.75,1.831,0.081</text:p>
      <text:p text:style-name="Standard">2,2,2.024,0.024</text:p>
      <text:p text:style-name="Standard">3,1,1.874,0.874</text:p>
      <text:p text:style-name="Standard">4,2,2.002,0.002</text:p>
      <text:p text:style-name="Standard">5,1.8,2.045,0.245</text:p>
      <text:p text:style-name="Standard">6,2.833,2.024,-0.81</text:p>
      <text:p text:style-name="Standard">7,0,1.767,1.767</text:p>
      <text:p text:style-name="Standard">8,1.4,1.938,0.538</text:p>
      <text:p text:style-name="Standard">9,0.6,1.81,1.21</text:p>
      <text:p text:style-name="Standard">10,3.2,1.831,-1.369</text:p>
      <text:p text:style-name="Standard">11,4.333,1.981,-2.352</text:p>
      <text:p text:style-name="Standard">12,4.2,1.895,-2.305</text:p>
      <text:p text:style-name="Standard">13,5,2.045,-2.955</text:p>
      <text:p text:style-name="Standard">14,2,2.024,0.024</text:p>
      <text:p text:style-name="Standard">15,3.167,1.981,-1.186</text:p>
      <text:p text:style-name="Standard">16,2,2.045,0.045</text:p>
      <text:p text:style-name="Standard">17,2.5,2.024,-0.476</text:p>
      <text:p text:style-name="Standard">18,3.2,2.045,-1.155</text:p>
      <text:p text:style-name="Standard">19,2.4,1.874,-0.526</text:p>
      <text:p text:style-name="Standard">20,1.333,2.024,0.69</text:p>
      <text:p text:style-name="Standard">21,4.6,2.024,-2.576</text:p>
      <text:p text:style-name="Standard">22,3,2.024,-0.976</text:p>
      <text:p text:style-name="Standard">23,1.8,2.002,0.202</text:p>
      <text:p text:style-name="Standard">24,1.6,1.746,0.146</text:p>
      <text:p text:style-name="Standard">25,2.4,1.981,-0.419</text:p>
      <text:p text:style-name="Standard">26,4.4,1.938,-2.462</text:p>
      <text:p text:style-name="Standard">27,3.4,1.767,-1.633</text:p>
      <text:p text:style-name="Standard">28,1.4,1.917,0.517</text:p>
      <text:p text:style-name="Standard">29,2.2,2.002,-0.198</text:p>
      <text:p text:style-name="Standard">30,1.6,1.96,0.36</text:p>
      <text:p text:style-name="Standard">31,1.6,1.96,0.36</text:p>
      <text:p text:style-name="Standard">32,1.8,1.895,0.095</text:p>
      <text:p text:style-name="Standard">33,0.6,1.981,1.381</text:p>
      <text:p text:style-name="Standard">34,1,2.045,1.045</text:p>
      <text:p text:style-name="Standard">35,4,1.938,-2.062</text:p>
      <text:p text:style-name="Standard"><text:soft-page-break/>36,1.167,2.045,0.878</text:p>
      <text:p text:style-name="Standard">37,2.25,2.002,-0.248</text:p>
      <text:p text:style-name="Standard">38,3.4,1.853,-1.547</text:p>
      <text:p text:style-name="Standard">39,1.167,1.831,0.665</text:p>
      <text:p text:style-name="Standard">40,3.75,2.024,-1.726</text:p>
      <text:p text:style-name="Standard">41,4.667,1.938,-2.728</text:p>
      <text:p text:style-name="Standard">42,0,1.767,1.767</text:p>
      <text:p text:style-name="Standard">43,1.4,1.874,0.474</text:p>
      <text:p text:style-name="Standard">44,3.4,1.96,-1.44</text:p>
      <text:p text:style-name="Standard">45,4,1.853,-2.147</text:p>
      <text:p text:style-name="Standard">46,1.5,1.917,0.417</text:p>
      <text:p text:style-name="Standard">47,4.2,1.981,-2.219</text:p>
      <text:p text:style-name="Standard">48,3.167,2.024,-1.143</text:p>
      <text:p text:style-name="Standard">49,2.5,1.917,-0.583</text:p>
      <text:p text:style-name="Standard">50,2,2.002,0.002</text:p>
      <text:p text:style-name="Standard">51,3.2,1.874,-1.326</text:p>
      <text:p text:style-name="Standard">52,2.2,2.024,-0.176</text:p>
      <text:p text:style-name="Standard">53,1.167,1.981,0.814</text:p>
      <text:p text:style-name="Standard">54,2,2.024,0.024</text:p>
      <text:p text:style-name="Standard">55,1.2,2.002,0.802</text:p>
      <text:p text:style-name="Standard">56,4.4,2.024,-2.376</text:p>
      <text:p text:style-name="Standard">57,2,1.895,-0.105</text:p>
      <text:p text:style-name="Standard">58,0.75,1.895,1.145</text:p>
      <text:p text:style-name="Standard">59,2.5,2.024,-0.476</text:p>
      <text:p text:style-name="Standard">60,2,1.895,-0.105</text:p>
      <text:p text:style-name="Standard">61,0.167,1.96,1.793</text:p>
      <text:p text:style-name="Standard">62,1.167,2.024,0.857</text:p>
      <text:p text:style-name="Standard">63,0,1.917,1.917</text:p>
      <text:p text:style-name="Standard">64,4.167,1.831,-2.335</text:p>
      <text:p text:style-name="Standard">65,2.667,2.002,-0.664</text:p>
      <text:p text:style-name="Standard">66,2,1.96,-0.04</text:p>
      <text:p text:style-name="Standard">67,2,1.938,-0.062</text:p>
      <text:p text:style-name="Standard">68,1,2.002,1.002</text:p>
      <text:p text:style-name="Standard">69,3.8,1.81,-1.99</text:p>
      <text:p text:style-name="Standard">70,2.2,1.938,-0.262</text:p>
      <text:p text:style-name="Standard">71,3,2.002,-0.998</text:p>
      <text:p text:style-name="Standard">72,4.2,1.895,-2.305</text:p>
      <text:p text:style-name="Standard">73,2.833,2.024,-0.81</text:p>
      <text:p text:style-name="Standard">74,3.833,1.981,-1.852</text:p>
      <text:p text:style-name="Standard">75,1.8,1.981,0.181</text:p>
      <text:p text:style-name="Standard">76,0.8,1.788,0.988</text:p>
      <text:p text:style-name="Standard">77,1.333,2.002,0.669</text:p>
      <text:p text:style-name="Standard">78,0.5,1.938,1.438</text:p>
      <text:p text:style-name="Standard">79,2.833,2.045,-0.788</text:p>
      <text:p text:style-name="Standard">80,2,2.002,0.002</text:p>
      <text:p text:style-name="Standard">81,2,2.045,0.045</text:p>
      <text:p text:style-name="Standard">82,3,1.917,-1.083</text:p>
      <text:p text:style-name="Standard">83,4.2,1.981,-2.219</text:p>
      <text:p text:style-name="Standard">84,0,2.024,2.024</text:p>
      <text:p text:style-name="Standard">85,0.167,1.874,1.707</text:p>
      <text:p text:style-name="Standard">86,0.25,1.981,1.731</text:p>
      <text:p text:style-name="Standard"><text:soft-page-break/>87,1.8,1.917,0.117</text:p>
      <text:p text:style-name="Standard">88,0.5,1.895,1.395</text:p>
      <text:p text:style-name="Standard">89,2.667,2.002,-0.664</text:p>
      <text:p text:style-name="Standard">90,0.833,2.002,1.169</text:p>
      <text:p text:style-name="Standard">91,3,1.874,-1.126</text:p>
      <text:p text:style-name="Standard">92,1.4,1.788,0.388</text:p>
      <text:p text:style-name="Standard">93,2.333,1.917,-0.417</text:p>
      <text:p text:style-name="Standard">94,1.5,1.938,0.438</text:p>
      <text:p text:style-name="Standard">95,3.667,2.024,-1.643</text:p>
      <text:p text:style-name="Standard">96,0,1.853,1.853</text:p>
      <text:p text:style-name="Standard">97,1.2,2.002,0.802</text:p>
      <text:p text:style-name="Standard">98,3,2.024,-0.976</text:p>
      <text:p text:style-name="Standard">99,4.2,2.024,-2.176</text:p>
      <text:p text:style-name="Standard">100,0.6,1.96,1.36</text:p>
      <text:p text:style-name="Standard">1,4,2.04,-1.96</text:p>
      <text:p text:style-name="Standard">2,2.6,2.093,-0.507</text:p>
      <text:p text:style-name="Standard">3,1.4,1.986,0.586</text:p>
      <text:p text:style-name="Standard">4,1.333,1.932,0.599</text:p>
      <text:p text:style-name="Standard">5,1.8,1.825,0.025</text:p>
      <text:p text:style-name="Standard">6,2.833,1.986,-0.847</text:p>
      <text:p text:style-name="Standard">7,2.2,1.932,-0.268</text:p>
      <text:p text:style-name="Standard">8,2.5,1.986,-0.514</text:p>
      <text:p text:style-name="Standard">9,0.167,2.093,1.927</text:p>
      <text:p text:style-name="Standard">10,0.167,1.851,1.685</text:p>
      <text:p text:style-name="Standard">11,1.5,1.986,0.486</text:p>
      <text:p text:style-name="Standard">12,1.2,2.04,0.84</text:p>
      <text:p text:style-name="Standard">13,1.667,2.067,0.4</text:p>
      <text:p text:style-name="Standard">14,0.6,1.986,1.386</text:p>
      <text:p text:style-name="Standard">15,1.4,2.093,0.693</text:p>
      <text:p text:style-name="Standard">16,2.2,1.932,-0.268</text:p>
      <text:p text:style-name="Standard">17,4,1.878,-2.122</text:p>
      <text:p text:style-name="Standard">18,0.667,1.932,1.265</text:p>
      <text:p text:style-name="Standard">19,1.333,2.067,0.733</text:p>
      <text:p text:style-name="Standard">20,4.167,1.986,-2.181</text:p>
      <text:p text:style-name="Standard">21,0.6,2.12,1.52</text:p>
      <text:p text:style-name="Standard">22,0.667,1.851,1.185</text:p>
      <text:p text:style-name="Standard">23,1.667,1.986,0.319</text:p>
      <text:p text:style-name="Standard">24,3,1.986,-1.014</text:p>
      <text:p text:style-name="Standard">25,0.667,2.04,1.373</text:p>
      <text:p text:style-name="Standard">26,1,2.013,1.013</text:p>
      <text:p text:style-name="Standard">27,1.167,2.013,0.846</text:p>
      <text:p text:style-name="Standard">28,3.333,2.013,-1.321</text:p>
      <text:p text:style-name="Standard">29,3.333,1.905,-1.428</text:p>
      <text:p text:style-name="Standard">30,1,2.013,1.013</text:p>
      <text:p text:style-name="Standard">31,3.167,2.067,-1.1</text:p>
      <text:p text:style-name="Standard">32,1.6,1.986,0.386</text:p>
      <text:p text:style-name="Standard">33,3.25,2.013,-1.237</text:p>
      <text:p text:style-name="Standard">34,2,2.067,0.067</text:p>
      <text:p text:style-name="Standard">35,1.8,2.093,0.293</text:p>
      <text:p text:style-name="Standard">36,1.25,2.04,0.79</text:p>
      <text:p text:style-name="Standard">37,0.667,2.067,1.4</text:p>
      <text:p text:style-name="Standard"><text:soft-page-break/>38,0.4,1.878,1.478</text:p>
      <text:p text:style-name="Standard">39,1.6,2.067,0.467</text:p>
      <text:p text:style-name="Standard">40,1.2,1.932,0.732</text:p>
      <text:p text:style-name="Standard">41,0.5,1.798,1.298</text:p>
      <text:p text:style-name="Standard">42,2.833,2.067,-0.767</text:p>
      <text:p text:style-name="Standard">43,1.25,2.067,0.817</text:p>
      <text:p text:style-name="Standard">44,0.4,2.067,1.667</text:p>
      <text:p text:style-name="Standard">45,4.6,2.04,-2.56</text:p>
      <text:p text:style-name="Standard">46,3.667,1.959,-1.708</text:p>
      <text:p text:style-name="Standard">47,0.2,1.932,1.732</text:p>
      <text:p text:style-name="Standard">48,4.5,2.04,-2.46</text:p>
      <text:p text:style-name="Standard">49,1.333,1.798,0.464</text:p>
      <text:p text:style-name="Standard">50,0.4,2.093,1.693</text:p>
      <text:p text:style-name="Standard">51,4.429,1.905,-2.523</text:p>
      <text:p text:style-name="Standard">52,2.667,2.093,-0.573</text:p>
      <text:p text:style-name="Standard">53,1.6,2.04,0.44</text:p>
      <text:p text:style-name="Standard">54,1,1.986,0.986</text:p>
      <text:p text:style-name="Standard">55,1,2.04,1.04</text:p>
      <text:p text:style-name="Standard">56,2.5,2.093,-0.407</text:p>
      <text:p text:style-name="Standard">57,0.2,1.986,1.786</text:p>
      <text:p text:style-name="Standard">58,2,2.04,0.04</text:p>
      <text:p text:style-name="Standard">59,1.333,1.959,0.626</text:p>
      <text:p text:style-name="Standard">60,2.5,2.12,-0.38</text:p>
      <text:p text:style-name="Standard">61,3.333,2.12,-1.213</text:p>
      <text:p text:style-name="Standard">62,2,1.986,-0.014</text:p>
      <text:p text:style-name="Standard">63,2.6,1.932,-0.668</text:p>
      <text:p text:style-name="Standard">64,2.4,2.013,-0.387</text:p>
      <text:p text:style-name="Standard">65,0.4,1.959,1.559</text:p>
      <text:p text:style-name="Standard">66,0.167,1.932,1.765</text:p>
      <text:p text:style-name="Standard">67,1.6,2.12,0.52</text:p>
      <text:p text:style-name="Standard">68,1.714,2.04,0.325</text:p>
      <text:p text:style-name="Standard">69,2.25,2.093,-0.157</text:p>
      <text:p text:style-name="Standard">70,2,1.932,-0.068</text:p>
      <text:p text:style-name="Standard">71,1.25,2.12,0.87</text:p>
      <text:p text:style-name="Standard">72,0,2.093,2.093</text:p>
      <text:p text:style-name="Standard">73,1,1.905,0.905</text:p>
      <text:p text:style-name="Standard">74,1,2.12,1.12</text:p>
      <text:p text:style-name="Standard">75,2.4,2.12,-0.28</text:p>
      <text:p text:style-name="Standard">76,1,2.093,1.093</text:p>
      <text:p text:style-name="Standard">77,4.2,2.093,-2.107</text:p>
      <text:p text:style-name="Standard">78,0,2.04,2.04</text:p>
      <text:p text:style-name="Standard">79,2,1.932,-0.068</text:p>
      <text:p text:style-name="Standard">80,1.5,1.905,0.405</text:p>
      <text:p text:style-name="Standard">81,3,2.093,-0.907</text:p>
      <text:p text:style-name="Standard">82,0.6,1.905,1.305</text:p>
      <text:p text:style-name="Standard">83,3.667,1.959,-1.708</text:p>
      <text:p text:style-name="Standard">84,2.8,1.959,-0.841</text:p>
      <text:p text:style-name="Standard">85,1,2.067,1.067</text:p>
      <text:p text:style-name="Standard">86,0.333,2.067,1.733</text:p>
      <text:p text:style-name="Standard">87,4.5,1.905,-2.595</text:p>
      <text:p text:style-name="Standard">88,3,2.013,-0.987</text:p>
      <text:p text:style-name="Standard"><text:soft-page-break/>89,1.167,2.013,0.846</text:p>
      <text:p text:style-name="Standard">90,1.4,2.04,0.64</text:p>
      <text:p text:style-name="Standard">91,1.2,1.851,0.651</text:p>
      <text:p text:style-name="Standard">92,0.286,1.905,1.619</text:p>
      <text:p text:style-name="Standard">93,2.4,2.093,-0.307</text:p>
      <text:p text:style-name="Standard">94,2.2,2.013,-0.187</text:p>
      <text:p text:style-name="Standard">95,1.2,2.067,0.867</text:p>
      <text:p text:style-name="Standard">96,0.2,2.067,1.867</text:p>
      <text:p text:style-name="Standard">97,1.6,2.04,0.44</text:p>
      <text:p text:style-name="Standard">98,1.75,2.067,0.317</text:p>
      <text:p text:style-name="Standard">99,0.833,1.986,1.153</text:p>
      <text:p text:style-name="Standard">100,2.25,2.093,-0.157</text:p>
      <text:p text:style-name="Standard">1,1.5,2.025,0.525</text:p>
      <text:p text:style-name="Standard">2,5,2.074,-2.926</text:p>
      <text:p text:style-name="Standard">3,1.833,1.927,0.094</text:p>
      <text:p text:style-name="Standard">4,3,2.05,-0.95</text:p>
      <text:p text:style-name="Standard">5,2.667,2.025,-0.641</text:p>
      <text:p text:style-name="Standard">6,1,1.927,0.927</text:p>
      <text:p text:style-name="Standard">7,1.833,1.952,0.119</text:p>
      <text:p text:style-name="Standard">8,2.6,2.025,-0.575</text:p>
      <text:p text:style-name="Standard">9,3,1.976,-1.024</text:p>
      <text:p text:style-name="Standard">10,2.8,2.074,-0.726</text:p>
      <text:p text:style-name="Standard">11,1.75,2.074,0.324</text:p>
      <text:p text:style-name="Standard">12,4.5,1.976,-2.524</text:p>
      <text:p text:style-name="Standard">13,3.4,2.025,-1.375</text:p>
      <text:p text:style-name="Standard">14,2.2,1.927,-0.273</text:p>
      <text:p text:style-name="Standard">15,4.333,1.952,-2.381</text:p>
      <text:p text:style-name="Standard">16,2.75,2.001,-0.749</text:p>
      <text:p text:style-name="Standard">17,1.8,1.756,-0.044</text:p>
      <text:p text:style-name="Standard">18,3,2.025,-0.975</text:p>
      <text:p text:style-name="Standard">19,0.2,2.001,1.801</text:p>
      <text:p text:style-name="Standard">20,3.5,2.074,-1.426</text:p>
      <text:p text:style-name="Standard">21,1.333,2.025,0.692</text:p>
      <text:p text:style-name="Standard">22,2.6,2.025,-0.575</text:p>
      <text:p text:style-name="Standard">23,3,2.05,-0.95</text:p>
      <text:p text:style-name="Standard">24,3.75,2.025,-1.725</text:p>
      <text:p text:style-name="Standard">25,3.6,1.927,-1.673</text:p>
      <text:p text:style-name="Standard">26,4,1.756,-2.244</text:p>
      <text:p text:style-name="Standard">27,1.667,2.025,0.359</text:p>
      <text:p text:style-name="Standard">28,3.333,1.927,-1.406</text:p>
      <text:p text:style-name="Standard">29,3.6,2.001,-1.599</text:p>
      <text:p text:style-name="Standard">30,0.6,1.976,1.376</text:p>
      <text:p text:style-name="Standard">31,2.6,2.074,-0.526</text:p>
      <text:p text:style-name="Standard">32,3.167,1.903,-1.264</text:p>
      <text:p text:style-name="Standard">33,3.833,1.707,-2.126</text:p>
      <text:p text:style-name="Standard">34,2.8,2.001,-0.799</text:p>
      <text:p text:style-name="Standard">35,1.2,1.976,0.776</text:p>
      <text:p text:style-name="Standard">36,0.6,1.976,1.376</text:p>
      <text:p text:style-name="Standard">37,1.4,1.805,0.405</text:p>
      <text:p text:style-name="Standard">38,2.25,1.83,-0.42</text:p>
      <text:p text:style-name="Standard">39,0.333,1.805,1.472</text:p>
      <text:p text:style-name="Standard"><text:soft-page-break/>40,3.167,1.952,-1.215</text:p>
      <text:p text:style-name="Standard">41,1.667,2.001,0.334</text:p>
      <text:p text:style-name="Standard">42,2.8,1.756,-1.044</text:p>
      <text:p text:style-name="Standard">43,4.6,1.976,-2.624</text:p>
      <text:p text:style-name="Standard">44,2,2.05,0.05</text:p>
      <text:p text:style-name="Standard">45,1,1.927,0.927</text:p>
      <text:p text:style-name="Standard">46,1,1.781,0.781</text:p>
      <text:p text:style-name="Standard">47,1.75,1.756,0.006</text:p>
      <text:p text:style-name="Standard">48,1.8,1.976,0.176</text:p>
      <text:p text:style-name="Standard">49,2.25,1.903,-0.347</text:p>
      <text:p text:style-name="Standard">50,0.4,1.878,1.478</text:p>
      <text:p text:style-name="Standard">51,0.75,2.001,1.251</text:p>
      <text:p text:style-name="Standard">52,2.8,2.001,-0.799</text:p>
      <text:p text:style-name="Standard">53,1.75,2.074,0.324</text:p>
      <text:p text:style-name="Standard">54,1.167,1.781,0.614</text:p>
      <text:p text:style-name="Standard">55,3.333,1.952,-1.381</text:p>
      <text:p text:style-name="Standard">56,2,2.001,0.001</text:p>
      <text:p text:style-name="Standard">57,2.167,2.025,-0.141</text:p>
      <text:p text:style-name="Standard">58,0,1.952,1.952</text:p>
      <text:p text:style-name="Standard">59,1.167,1.854,0.687</text:p>
      <text:p text:style-name="Standard">60,0.2,1.976,1.776</text:p>
      <text:p text:style-name="Standard">61,3,1.781,-1.219</text:p>
      <text:p text:style-name="Standard">62,2.833,2.025,-0.808</text:p>
      <text:p text:style-name="Standard">63,3.4,2.05,-1.35</text:p>
      <text:p text:style-name="Standard">64,0,1.854,1.854</text:p>
      <text:p text:style-name="Standard">65,0.4,1.927,1.527</text:p>
      <text:p text:style-name="Standard">66,0.8,2.025,1.225</text:p>
      <text:p text:style-name="Standard">67,2.5,2.05,-0.45</text:p>
      <text:p text:style-name="Standard">68,2.25,2.001,-0.249</text:p>
      <text:p text:style-name="Standard">69,3.8,2.05,-1.75</text:p>
      <text:p text:style-name="Standard">70,2.6,2.05,-0.55</text:p>
      <text:p text:style-name="Standard">71,1.5,1.927,0.427</text:p>
      <text:p text:style-name="Standard">72,1,2.001,1.001</text:p>
      <text:p text:style-name="Standard">73,3.833,1.976,-1.857</text:p>
      <text:p text:style-name="Standard">74,2.2,1.952,-0.248</text:p>
      <text:p text:style-name="Standard">75,1,2.001,1.001</text:p>
      <text:p text:style-name="Standard">76,0.333,1.927,1.594</text:p>
      <text:p text:style-name="Standard">77,3.4,1.976,-1.424</text:p>
      <text:p text:style-name="Standard">78,3,2.05,-0.95</text:p>
      <text:p text:style-name="Standard">79,1.4,1.683,0.283</text:p>
      <text:p text:style-name="Standard">80,1.75,1.976,0.226</text:p>
      <text:p text:style-name="Standard">81,1.75,2.05,0.3</text:p>
      <text:p text:style-name="Standard">82,0.8,1.634,0.834</text:p>
      <text:p text:style-name="Standard">83,2.2,2.001,-0.199</text:p>
      <text:p text:style-name="Standard">84,2,1.903,-0.097</text:p>
      <text:p text:style-name="Standard">85,2,1.976,-0.024</text:p>
      <text:p text:style-name="Standard">86,2.4,1.952,-0.448</text:p>
      <text:p text:style-name="Standard">87,0,2.074,2.074</text:p>
      <text:p text:style-name="Standard">88,2.5,1.976,-0.524</text:p>
      <text:p text:style-name="Standard">89,1.75,1.976,0.226</text:p>
      <text:p text:style-name="Standard">90,2.8,2.05,-0.75</text:p>
      <text:p text:style-name="Standard"><text:soft-page-break/>91,0,2.074,2.074</text:p>
      <text:p text:style-name="Standard">92,1.5,2.05,0.55</text:p>
      <text:p text:style-name="Standard">93,1.8,1.952,0.152</text:p>
      <text:p text:style-name="Standard">94,1,2.05,1.05</text:p>
      <text:p text:style-name="Standard">95,1.667,2.074,0.408</text:p>
      <text:p text:style-name="Standard">96,1,2.001,1.001</text:p>
      <text:p text:style-name="Standard">97,0.2,2.025,1.825</text:p>
      <text:p text:style-name="Standard">98,1.6,2.05,0.45</text:p>
      <text:p text:style-name="Standard">99,1.2,2.025,0.825</text:p>
      <text:p text:style-name="Standard">100,2.8,1.927,-0.873</text:p>
      <text:p text:style-name="Standard">1,3.5,1.951,-1.549</text:p>
      <text:p text:style-name="Standard">2,1.333,1.973,0.64</text:p>
      <text:p text:style-name="Standard">3,2.8,1.973,-0.827</text:p>
      <text:p text:style-name="Standard">4,1.6,1.951,0.351</text:p>
      <text:p text:style-name="Standard">5,1.4,1.951,0.551</text:p>
      <text:p text:style-name="Standard">6,2.6,2.083,-0.517</text:p>
      <text:p text:style-name="Standard">7,0.25,1.973,1.723</text:p>
      <text:p text:style-name="Standard">8,0,2.039,2.039</text:p>
      <text:p text:style-name="Standard">9,1.667,2.083,0.417</text:p>
      <text:p text:style-name="Standard">10,0.333,2.039,1.706</text:p>
      <text:p text:style-name="Standard">11,2,1.995,-0.005</text:p>
      <text:p text:style-name="Standard">12,2.75,1.885,-0.865</text:p>
      <text:p text:style-name="Standard">13,2.2,1.995,-0.205</text:p>
      <text:p text:style-name="Standard">14,4.6,2.061,-2.539</text:p>
      <text:p text:style-name="Standard">15,2.167,2.061,-0.105</text:p>
      <text:p text:style-name="Standard">16,1.2,1.796,0.596</text:p>
      <text:p text:style-name="Standard">17,1.6,1.951,0.351</text:p>
      <text:p text:style-name="Standard">18,2.25,1.973,-0.277</text:p>
      <text:p text:style-name="Standard">19,0.8,2.039,1.239</text:p>
      <text:p text:style-name="Standard">20,0,1.818,1.818</text:p>
      <text:p text:style-name="Standard">21,1.2,1.995,0.795</text:p>
      <text:p text:style-name="Standard">22,2.8,1.951,-0.849</text:p>
      <text:p text:style-name="Standard">23,3,2.083,-0.917</text:p>
      <text:p text:style-name="Standard">24,4.8,2.061,-2.739</text:p>
      <text:p text:style-name="Standard">25,1.833,1.863,0.029</text:p>
      <text:p text:style-name="Standard">26,0.333,1.929,1.596</text:p>
      <text:p text:style-name="Standard">27,1.25,1.973,0.723</text:p>
      <text:p text:style-name="Standard">28,1.6,1.973,0.373</text:p>
      <text:p text:style-name="Standard">29,1.2,1.995,0.795</text:p>
      <text:p text:style-name="Standard">30,3.2,1.841,-1.359</text:p>
      <text:p text:style-name="Standard">31,0.6,2.061,1.461</text:p>
      <text:p text:style-name="Standard">32,2.8,1.973,-0.827</text:p>
      <text:p text:style-name="Standard">33,2.4,2.061,-0.339</text:p>
      <text:p text:style-name="Standard">34,1.4,1.973,0.573</text:p>
      <text:p text:style-name="Standard">35,0.5,1.885,1.385</text:p>
      <text:p text:style-name="Standard">36,3.4,1.929,-1.471</text:p>
      <text:p text:style-name="Standard">37,0.2,1.929,1.729</text:p>
      <text:p text:style-name="Standard">38,2.333,2.017,-0.316</text:p>
      <text:p text:style-name="Standard">39,1.6,2.061,0.461</text:p>
      <text:p text:style-name="Standard">40,2.8,1.995,-0.805</text:p>
      <text:p text:style-name="Standard">41,0.6,1.951,1.351</text:p>
      <text:p text:style-name="Standard"><text:soft-page-break/>42,0.2,2.017,1.817</text:p>
      <text:p text:style-name="Standard">43,3.333,1.929,-1.404</text:p>
      <text:p text:style-name="Standard">44,1.667,1.929,0.262</text:p>
      <text:p text:style-name="Standard">45,2.8,2.061,-0.739</text:p>
      <text:p text:style-name="Standard">46,3.333,2.039,-1.294</text:p>
      <text:p text:style-name="Standard">47,2.4,2.017,-0.383</text:p>
      <text:p text:style-name="Standard">48,0.5,1.973,1.473</text:p>
      <text:p text:style-name="Standard">49,1.4,1.995,0.595</text:p>
      <text:p text:style-name="Standard">50,1.2,2.017,0.817</text:p>
      <text:p text:style-name="Standard">51,2.4,1.708,-0.692</text:p>
      <text:p text:style-name="Standard">52,4,2.017,-1.983</text:p>
      <text:p text:style-name="Standard">53,2.167,2.083,-0.083</text:p>
      <text:p text:style-name="Standard">54,1.5,2.039,0.539</text:p>
      <text:p text:style-name="Standard">55,2,1.841,-0.159</text:p>
      <text:p text:style-name="Standard">56,1.6,2.083,0.483</text:p>
      <text:p text:style-name="Standard">57,2.2,1.995,-0.205</text:p>
      <text:p text:style-name="Standard">58,3.75,2.039,-1.711</text:p>
      <text:p text:style-name="Standard">59,0.333,1.951,1.618</text:p>
      <text:p text:style-name="Standard">60,1.667,1.929,0.262</text:p>
      <text:p text:style-name="Standard">61,1.5,1.774,0.274</text:p>
      <text:p text:style-name="Standard">62,0,2.061,2.061</text:p>
      <text:p text:style-name="Standard">63,1,1.885,0.885</text:p>
      <text:p text:style-name="Standard">64,2.833,1.929,-0.904</text:p>
      <text:p text:style-name="Standard">65,1.833,1.995,0.162</text:p>
      <text:p text:style-name="Standard">66,2,1.951,-0.049</text:p>
      <text:p text:style-name="Standard">67,1.6,1.973,0.373</text:p>
      <text:p text:style-name="Standard">68,4.2,2.017,-2.183</text:p>
      <text:p text:style-name="Standard">69,2.2,1.951,-0.249</text:p>
      <text:p text:style-name="Standard">70,3.4,2.017,-1.383</text:p>
      <text:p text:style-name="Standard">71,2,2.039,0.039</text:p>
      <text:p text:style-name="Standard">72,3.167,2.083,-1.083</text:p>
      <text:p text:style-name="Standard">73,3.833,1.885,-1.949</text:p>
      <text:p text:style-name="Standard">74,0.833,2.039,1.206</text:p>
      <text:p text:style-name="Standard">75,1.4,1.863,0.463</text:p>
      <text:p text:style-name="Standard">76,2.2,2.083,-0.117</text:p>
      <text:p text:style-name="Standard">77,1.167,1.907,0.74</text:p>
      <text:p text:style-name="Standard">78,2.5,1.951,-0.549</text:p>
      <text:p text:style-name="Standard">79,0.4,1.951,1.551</text:p>
      <text:p text:style-name="Standard">80,4.333,2.061,-2.272</text:p>
      <text:p text:style-name="Standard">81,1.5,2.017,0.517</text:p>
      <text:p text:style-name="Standard">82,0.2,1.995,1.795</text:p>
      <text:p text:style-name="Standard">83,0.6,1.995,1.395</text:p>
      <text:p text:style-name="Standard">84,3.833,1.951,-1.882</text:p>
      <text:p text:style-name="Standard">85,1.4,2.017,0.617</text:p>
      <text:p text:style-name="Standard">86,0,2.083,2.083</text:p>
      <text:p text:style-name="Standard">87,2.4,1.995,-0.405</text:p>
      <text:p text:style-name="Standard">88,1.167,2.017,0.851</text:p>
      <text:p text:style-name="Standard">89,1.143,1.752,0.609</text:p>
      <text:p text:style-name="Standard">90,1.167,2.017,0.851</text:p>
      <text:p text:style-name="Standard">91,1,1.973,0.973</text:p>
      <text:p text:style-name="Standard">92,0.6,1.885,1.285</text:p>
      <text:p text:style-name="Standard"><text:soft-page-break/>93,0,1.841,1.841</text:p>
      <text:p text:style-name="Standard">94,2.8,2.061,-0.739</text:p>
      <text:p text:style-name="Standard">95,3,2.061,-0.939</text:p>
      <text:p text:style-name="Standard">96,3.8,2.061,-1.739</text:p>
      <text:p text:style-name="Standard">97,1.5,1.951,0.451</text:p>
      <text:p text:style-name="Standard">98,2,2.017,0.017</text:p>
      <text:p text:style-name="Standard">99,3.333,2.039,-1.294</text:p>
      <text:p text:style-name="Standard">100,1.5,1.973,0.473</text:p>
      <text:p text:style-name="Standard">1,3.833,2.092,-1.741</text:p>
      <text:p text:style-name="Standard">2,1.833,1.923,0.089</text:p>
      <text:p text:style-name="Standard">3,0.429,2.068,1.64</text:p>
      <text:p text:style-name="Standard">4,2.667,1.971,-0.696</text:p>
      <text:p text:style-name="Standard">5,1.2,1.874,0.674</text:p>
      <text:p text:style-name="Standard">6,2,1.923,-0.077</text:p>
      <text:p text:style-name="Standard">7,3.6,1.995,-1.605</text:p>
      <text:p text:style-name="Standard">8,0.6,1.898,1.298</text:p>
      <text:p text:style-name="Standard">9,3.75,2.044,-1.706</text:p>
      <text:p text:style-name="Standard">10,5,2.068,-2.932</text:p>
      <text:p text:style-name="Standard">11,1.8,2.068,0.268</text:p>
      <text:p text:style-name="Standard">12,4.4,2.092,-2.308</text:p>
      <text:p text:style-name="Standard">13,1.6,1.995,0.395</text:p>
      <text:p text:style-name="Standard">14,2.2,1.753,-0.447</text:p>
      <text:p text:style-name="Standard">15,0.167,2.044,1.877</text:p>
      <text:p text:style-name="Standard">16,1.75,2.02,0.27</text:p>
      <text:p text:style-name="Standard">17,1.6,1.704,0.104</text:p>
      <text:p text:style-name="Standard">18,1.4,1.801,0.401</text:p>
      <text:p text:style-name="Standard">19,3.333,2.02,-1.314</text:p>
      <text:p text:style-name="Standard">20,1.6,1.728,0.128</text:p>
      <text:p text:style-name="Standard">21,1.2,1.995,0.795</text:p>
      <text:p text:style-name="Standard">22,1.8,2.068,0.268</text:p>
      <text:p text:style-name="Standard">23,1.75,1.898,0.148</text:p>
      <text:p text:style-name="Standard">24,3.2,2.068,-1.132</text:p>
      <text:p text:style-name="Standard">25,0.25,1.995,1.745</text:p>
      <text:p text:style-name="Standard">26,0.167,2.02,1.853</text:p>
      <text:p text:style-name="Standard">27,3.2,2.092,-1.108</text:p>
      <text:p text:style-name="Standard">28,0.667,1.947,1.28</text:p>
      <text:p text:style-name="Standard">29,1.6,2.068,0.468</text:p>
      <text:p text:style-name="Standard">30,1.2,1.85,0.65</text:p>
      <text:p text:style-name="Standard">31,1.25,1.995,0.745</text:p>
      <text:p text:style-name="Standard">32,1.8,2.02,0.22</text:p>
      <text:p text:style-name="Standard">33,1.667,2.02,0.353</text:p>
      <text:p text:style-name="Standard">34,1,2.02,1.02</text:p>
      <text:p text:style-name="Standard">35,1.4,2.044,0.644</text:p>
      <text:p text:style-name="Standard">36,1,2.068,1.068</text:p>
      <text:p text:style-name="Standard">37,3.167,1.874,-1.293</text:p>
      <text:p text:style-name="Standard">38,2.2,2.068,-0.132</text:p>
      <text:p text:style-name="Standard">39,0,2.02,2.02</text:p>
      <text:p text:style-name="Standard">40,2.333,1.704,-0.629</text:p>
      <text:p text:style-name="Standard">41,3,1.947,-1.053</text:p>
      <text:p text:style-name="Standard">42,1,1.825,0.825</text:p>
      <text:p text:style-name="Standard">43,0.4,1.947,1.547</text:p>
      <text:p text:style-name="Standard"><text:soft-page-break/>44,3.167,1.947,-1.22</text:p>
      <text:p text:style-name="Standard">45,0.6,2.044,1.444</text:p>
      <text:p text:style-name="Standard">46,2.4,1.898,-0.502</text:p>
      <text:p text:style-name="Standard">47,4.5,1.825,-2.675</text:p>
      <text:p text:style-name="Standard">48,1.2,2.044,0.844</text:p>
      <text:p text:style-name="Standard">49,1,1.995,0.995</text:p>
      <text:p text:style-name="Standard">50,2.333,2.044,-0.289</text:p>
      <text:p text:style-name="Standard">51,0.25,1.947,1.697</text:p>
      <text:p text:style-name="Standard">52,2.4,1.923,-0.477</text:p>
      <text:p text:style-name="Standard">53,2.429,2.092,-0.336</text:p>
      <text:p text:style-name="Standard">54,3.2,2.044,-1.156</text:p>
      <text:p text:style-name="Standard">55,2,2.044,0.044</text:p>
      <text:p text:style-name="Standard">56,1.5,2.044,0.544</text:p>
      <text:p text:style-name="Standard">57,1.4,1.874,0.474</text:p>
      <text:p text:style-name="Standard">58,1.667,1.898,0.232</text:p>
      <text:p text:style-name="Standard">59,0.6,1.874,1.274</text:p>
      <text:p text:style-name="Standard">60,3.8,2.02,-1.78</text:p>
      <text:p text:style-name="Standard">61,2.8,1.923,-0.877</text:p>
      <text:p text:style-name="Standard">62,1.167,1.971,0.804</text:p>
      <text:p text:style-name="Standard">63,0.5,2.044,1.544</text:p>
      <text:p text:style-name="Standard">64,3.833,1.801,-2.032</text:p>
      <text:p text:style-name="Standard">65,3.2,1.801,-1.399</text:p>
      <text:p text:style-name="Standard">66,3,2.068,-0.932</text:p>
      <text:p text:style-name="Standard">67,0.6,2.092,1.492</text:p>
      <text:p text:style-name="Standard">68,2,2.02,0.02</text:p>
      <text:p text:style-name="Standard">69,3,2.092,-0.908</text:p>
      <text:p text:style-name="Standard">70,1.75,2.068,0.318</text:p>
      <text:p text:style-name="Standard">71,3.6,2.068,-1.532</text:p>
      <text:p text:style-name="Standard">72,0.4,1.68,1.28</text:p>
      <text:p text:style-name="Standard">73,2,2.044,0.044</text:p>
      <text:p text:style-name="Standard">74,1.167,2.02,0.853</text:p>
      <text:p text:style-name="Standard">75,4.2,2.044,-2.156</text:p>
      <text:p text:style-name="Standard">76,2.2,2.044,-0.156</text:p>
      <text:p text:style-name="Standard">77,1.2,1.583,0.383</text:p>
      <text:p text:style-name="Standard">78,2,2.02,0.02</text:p>
      <text:p text:style-name="Standard">79,1.4,2.092,0.692</text:p>
      <text:p text:style-name="Standard">80,1,1.898,0.898</text:p>
      <text:p text:style-name="Standard">81,1.5,1.777,0.277</text:p>
      <text:p text:style-name="Standard">82,1,1.995,0.995</text:p>
      <text:p text:style-name="Standard">83,1.8,1.898,0.098</text:p>
      <text:p text:style-name="Standard">84,2.2,1.995,-0.205</text:p>
      <text:p text:style-name="Standard">85,0.4,1.874,1.474</text:p>
      <text:p text:style-name="Standard">86,3,1.971,-1.029</text:p>
      <text:p text:style-name="Standard">87,0.667,1.971,1.304</text:p>
      <text:p text:style-name="Standard">88,1.2,1.923,0.723</text:p>
      <text:p text:style-name="Standard">89,2.4,2.044,-0.356</text:p>
      <text:p text:style-name="Standard">90,1,2.044,1.044</text:p>
      <text:p text:style-name="Standard">91,1.2,2.092,0.892</text:p>
      <text:p text:style-name="Standard">92,3.167,2.068,-1.098</text:p>
      <text:p text:style-name="Standard">93,0.833,1.947,1.113</text:p>
      <text:p text:style-name="Standard">94,3.667,1.898,-1.768</text:p>
      <text:p text:style-name="Standard"><text:soft-page-break/>95,3.2,2.068,-1.132</text:p>
      <text:p text:style-name="Standard">96,0,1.971,1.971</text:p>
      <text:p text:style-name="Standard">97,0.8,1.825,1.025</text:p>
      <text:p text:style-name="Standard">98,1.8,2.068,0.268</text:p>
      <text:p text:style-name="Standard">99,4.25,1.971,-2.279</text:p>
      <text:p text:style-name="Standard">100,0,2.044,2.04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0591</text:p>
      <text:p text:style-name="Standard">Mean absolute error <text:s text:c="21"/>0.9745</text:p>
      <text:p text:style-name="Standard">Root mean squared error <text:s text:c="17"/>1.185 </text:p>
      <text:p text:style-name="Standard">Relative absolute error <text:s text:c="16"/>99.385 <text:s/>%</text:p>
      <text:p text:style-name="Standard">Root relative squared error <text:s text:c="12"/>99.7367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5:46:13</meta:creation-date>
    <meta:document-statistic meta:table-count="0" meta:image-count="0" meta:object-count="0" meta:page-count="21" meta:paragraph-count="1024" meta:word-count="1087" meta:character-count="19179"/>
    <dc:date>2014-11-26T15:46:34</dc:date>
    <dc:creator>amita misra</dc:creator>
    <meta:editing-duration>PT21S</meta:editing-duration>
    <meta:editing-cycles>1</meta:editing-cycles>
    <meta:generator>OpenOffice/4.1.0$Unix OpenOffice.org_project/410m18$Build-9764</meta:generator>
  </office:meta>
</office:document-meta>
</file>